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E300000254FF4EA35B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CourierNewPSMT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163cm" fo:margin-left="0cm" fo:margin-right="-0.012cm" table:align="margins"/>
    </style:style>
    <style:style style:name="Table1.A" style:family="table-column">
      <style:table-column-properties style:column-width="5.537cm" style:rel-column-width="19976*"/>
    </style:style>
    <style:style style:name="Table1.B" style:family="table-column">
      <style:table-column-properties style:column-width="12.626cm" style:rel-column-width="45559*"/>
    </style:style>
    <style:style style:name="Table1.A1" style:family="table-cell">
      <style:table-cell-properties fo:padding="0.097cm" fo:border-left="none" fo:border-right="none" fo:border-top="0.002cm solid #000000" fo:border-bottom="0.002cm solid #000000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style style:name="Table2" style:family="table">
      <style:table-properties style:width="18.163cm" fo:margin-left="0cm" fo:margin-right="-0.012cm" table:align="margins"/>
    </style:style>
    <style:style style:name="Table2.A" style:family="table-column">
      <style:table-column-properties style:column-width="4.547cm" style:rel-column-width="16409*"/>
    </style:style>
    <style:style style:name="Table2.B" style:family="table-column">
      <style:table-column-properties style:column-width="4.801cm" style:rel-column-width="17326*"/>
    </style:style>
    <style:style style:name="Table2.C" style:family="table-column">
      <style:table-column-properties style:column-width="8.812cm" style:rel-column-width="31800*"/>
    </style:style>
    <style:style style:name="Table2.A1" style:family="table-cell">
      <style:table-cell-properties fo:padding="0.097cm" fo:border-left="none" fo:border-right="none" fo:border-top="0.002cm solid #000000" fo:border-bottom="0.002cm solid #000000"/>
    </style:style>
    <style:style style:name="Table2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180051" style:font-name="Helvetica-Bold" fo:font-size="18pt" fo:font-weight="bold" style:font-name-asian="Helvetica-Bold" style:font-size-asian="18pt" style:font-weight-asian="bold" style:font-name-complex="Helvetica-Bold" style:font-size-complex="18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2772af" style:font-name="Helvetica" fo:font-size="16pt" fo:font-weight="bold" style:font-name-asian="Helvetica" style:font-size-asian="16pt" style:font-weight-asian="bold" style:font-name-complex="Helvetica" style:font-size-complex="16pt" style:font-weight-complex="bold"/>
    </style:style>
    <style:style style:name="P3" style:family="paragraph" style:parent-style-name="Standard">
      <style:paragraph-properties style:text-autospace="none"/>
      <style:text-properties fo:color="#2772af" style:font-name="ArialMT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fo:color="#2772a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5" style:family="paragraph" style:parent-style-name="Standard">
      <style:paragraph-properties style:text-autospace="none"/>
      <style:text-properties fo:color="#2772a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" style:family="paragraph" style:parent-style-name="Standard">
      <style:paragraph-properties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MT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8" style:family="paragraph" style:parent-style-name="Standard">
      <style:paragraph-properties style:text-autospace="none"/>
      <style:text-properties style:font-name="ArialMT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9" style:family="paragraph" style:parent-style-name="Standard">
      <style:text-properties style:font-name="ArialMT" fo:font-size="10.5pt" style:font-name-asian="ArialMT" style:font-size-asian="10.5pt" style:font-name-complex="ArialMT" style:font-size-complex="10.5pt"/>
    </style:style>
    <style:style style:name="P10" style:family="paragraph" style:parent-style-name="Standard">
      <style:paragraph-properties style:text-autospace="none"/>
      <style:text-properties style:font-name="ArialMT" fo:font-size="10.5pt" style:font-name-asian="ArialMT" style:font-size-asian="10.5pt" style:font-name-complex="ArialMT" style:font-size-complex="10.5pt"/>
    </style:style>
    <style:style style:name="P11" style:family="paragraph" style:parent-style-name="Standard">
      <style:text-properties style:font-name="ArialMT" fo:font-size="10.5pt" style:font-name-asian="ArialMT" style:font-size-asian="12pt" style:font-style-asian="normal" style:font-weight-asian="bold" style:font-name-complex="ArialMT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style:text-autospace="none"/>
      <style:text-properties style:font-name="ArialMT" fo:font-size="10.5pt" style:font-name-asian="ArialMT" style:font-size-asian="12pt" style:font-style-asian="normal" style:font-weight-asian="bold" style:font-name-complex="ArialMT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style:font-name="ArialMT" fo:font-size="10.5pt" style:font-name-asian="ArialMT" style:font-size-asian="12pt" style:font-style-asian="normal" style:font-weight-asian="normal" style:font-name-complex="ArialMT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style:text-autospace="none"/>
      <style:text-properties fo:color="#000000" style:font-name="ArialMT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ArialMT" fo:font-size="11pt" style:font-name-asian="ArialMT" style:font-size-asian="11pt" style:font-name-complex="ArialMT" style:font-size-complex="11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ArialMT" fo:font-size="10pt" style:font-name-asian="ArialMT" style:font-size-asian="10pt" style:font-name-complex="ArialMT" style:font-size-complex="10pt"/>
    </style:style>
    <style:style style:name="P17" style:family="paragraph" style:parent-style-name="Standard">
      <style:paragraph-properties style:text-autospace="none"/>
      <style:text-properties fo:color="#000000" style:font-name="CourierNewPSMT" fo:font-size="11pt" fo:font-weight="normal" style:font-name-asian="CourierNewPSMT" style:font-size-asian="11pt" style:font-weight-asian="normal" style:font-name-complex="CourierNewPSMT" style:font-size-complex="11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ourierNewPSMT" fo:font-size="10pt" style:font-name-asian="CourierNewPSMT" style:font-size-asian="10pt" style:font-name-complex="CourierNewPSMT" style:font-size-complex="10pt"/>
    </style:style>
    <style:style style:name="P19" style:family="paragraph" style:parent-style-name="Table_20_Contents">
      <style:text-properties style:font-name="ArialMT" fo:font-size="10.5pt" style:font-name-asian="ArialMT" style:font-size-asian="10.5pt" style:font-name-complex="ArialMT" style:font-size-complex="10.5pt"/>
    </style:style>
    <style:style style:name="P20" style:family="paragraph" style:parent-style-name="Table_20_Contents">
      <style:text-properties style:font-name="ArialMT" fo:font-size="10.5pt" style:font-name-asian="ArialMT" style:font-size-asian="12pt" style:font-style-asian="normal" style:font-weight-asian="normal" style:font-name-complex="ArialMT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style:font-name="ArialMT" fo:font-size="10.5pt" style:font-name-asian="ArialMT" style:font-size-asian="12pt" style:font-style-asian="normal" style:font-weight-asian="bold" style:font-name-complex="ArialMT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text-properties fo:color="#333366" style:font-name="ArialMT" fo:font-size="10.5pt" fo:font-weight="bold" style:font-name-asian="ArialMT" style:font-size-asian="10.5pt" style:font-weight-asian="bold" style:font-name-complex="ArialMT" style:font-size-complex="10.5pt" style:font-weight-complex="bold"/>
    </style:style>
    <style:style style:name="P23" style:family="paragraph" style:parent-style-name="Table_20_Contents">
      <style:text-properties fo:color="#333366" style:font-name="ArialMT" fo:font-size="10.5pt" fo:font-weight="bold" style:font-name-asian="ArialMT" style:font-size-asian="12pt" style:font-style-asian="normal" style:font-weight-asian="bold" style:font-name-complex="ArialMT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style:text-autospace="none"/>
      <style:text-properties fo:color="#2772a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5" style:family="paragraph" style:parent-style-name="Standard">
      <style:paragraph-properties style:text-autospace="none"/>
      <style:text-properties fo:color="#2772a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>
      <style:paragraph-properties style:text-autospace="none"/>
      <style:text-properties fo:color="#2772af" style:font-name="ArialMT" fo:font-size="12pt" fo:font-weight="normal" style:font-name-asian="ArialMT" style:font-size-asian="11pt" style:font-weight-asian="normal" style:font-name-complex="ArialMT" style:font-size-complex="12pt" style:font-weight-complex="normal"/>
    </style:style>
    <style:style style:name="P27" style:family="paragraph" style:parent-style-name="Standard">
      <style:paragraph-properties style:text-autospace="none"/>
      <style:text-properties fo:color="#2772af" style:font-name="ArialMT" fo:font-size="12pt" style:font-name-asian="ArialMT" style:font-size-asian="12pt" style:font-name-complex="ArialMT" style:font-size-complex="12pt"/>
    </style:style>
    <style:style style:name="P28" style:family="paragraph" style:parent-style-name="Standard" style:list-style-name="">
      <style:paragraph-properties style:text-autospace="none"/>
      <style:text-properties fo:color="#2772af" style:font-name="ArialMT" fo:font-size="12pt" style:font-name-asian="ArialMT" style:font-size-asian="12pt" style:font-name-complex="ArialMT" style:font-size-complex="12pt"/>
    </style:style>
    <style:style style:name="P29" style:family="paragraph" style:parent-style-name="Standard">
      <style:paragraph-properties style:text-autospace="none"/>
      <style:text-properties fo:color="#2772af" style:font-name="CourierNewPSMT" fo:font-size="10pt" fo:font-weight="normal" style:font-name-asian="CourierNewPSMT" style:font-size-asian="10pt" style:font-weight-asian="normal" style:font-name-complex="ArialMT" style:font-size-complex="10pt" style:font-weight-complex="normal"/>
    </style:style>
    <style:style style:name="P30" style:family="paragraph" style:parent-style-name="Standard" style:list-style-name="L1">
      <style:paragraph-properties fo:text-align="start" style:justify-single-word="false" style:text-autospace="none"/>
      <style:text-properties style:font-name="CourierNewPSMT" fo:font-size="11pt" style:font-name-asian="CourierNewPSMT" style:font-size-asian="11pt" style:font-name-complex="CourierNewPSMT" style:font-size-complex="11pt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CourierNewPSMT" fo:font-size="11pt" style:font-name-asian="CourierNewPSMT" style:font-size-asian="11pt" style:font-name-complex="CourierNewPSMT" style:font-size-complex="11pt"/>
    </style:style>
    <style:style style:name="P32" style:family="paragraph" style:parent-style-name="Standard" style:list-style-name="L3">
      <style:paragraph-properties fo:text-align="start" style:justify-single-word="false" style:text-autospace="none"/>
      <style:text-properties style:font-name="CourierNewPSMT" fo:font-size="11pt" style:font-name-asian="CourierNewPSMT" style:font-size-asian="11pt" style:font-name-complex="CourierNewPSMT" style:font-size-complex="11pt"/>
    </style:style>
    <style:style style:name="P33" style:family="paragraph" style:parent-style-name="Standard" style:list-style-name="L2">
      <style:paragraph-properties style:text-autospace="none"/>
      <style:text-properties style:font-name="CourierNewPSMT" fo:font-size="11pt" style:font-name-asian="CourierNewPSMT" style:font-size-asian="11pt" style:font-name-complex="CourierNewPSMT" style:font-size-complex="11pt"/>
    </style:style>
    <style:style style:name="P34" style:family="paragraph" style:parent-style-name="Standard">
      <style:paragraph-properties style:text-autospace="none"/>
      <style:text-properties style:font-name="CourierNewPSMT" fo:font-size="11pt" style:font-name-asian="CourierNewPSMT" style:font-size-asian="11pt" style:font-name-complex="CourierNewPSMT" style:font-size-complex="11pt"/>
    </style:style>
    <style:style style:name="P35" style:family="paragraph" style:parent-style-name="Standard" style:list-style-name="L4">
      <style:paragraph-properties style:text-autospace="none"/>
      <style:text-properties style:font-name="CourierNewPSMT" fo:font-size="11pt" style:font-name-asian="CourierNewPSMT" style:font-size-asian="11pt" style:font-name-complex="CourierNewPSMT" style:font-size-complex="11pt"/>
    </style:style>
    <style:style style:name="P36" style:family="paragraph" style:parent-style-name="Standard" style:list-style-name="L3">
      <style:paragraph-properties fo:text-align="start" style:justify-single-word="false" style:text-autospace="none"/>
      <style:text-properties style:font-name="CourierNewPSMT" fo:font-size="11pt" fo:font-weight="normal" style:font-name-asian="CourierNewPSMT" style:font-size-asian="11pt" style:font-weight-asian="normal" style:font-name-complex="CourierNewPSMT" style:font-size-complex="11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8" style:family="paragraph" style:parent-style-name="Standard">
      <style:paragraph-properties style:text-autospace="none"/>
      <style:text-properties style:font-name="ArialMT" fo:font-size="11pt" style:font-name-asian="ArialMT" style:font-size-asian="11pt" style:font-name-complex="ArialMT" style:font-size-complex="11pt"/>
    </style:style>
    <style:style style:name="P39" style:family="paragraph" style:parent-style-name="Standard">
      <style:paragraph-properties style:text-autospace="none"/>
      <style:text-properties style:font-name="ArialMT" fo:font-size="11pt" fo:font-weight="normal" style:font-name-asian="ArialMT" style:font-size-asian="11pt" style:font-weight-asian="normal" style:font-name-complex="ArialMT" style:font-size-complex="11pt" style:font-weight-complex="normal"/>
    </style:style>
    <style:style style:name="P40" style:family="paragraph" style:parent-style-name="Standard">
      <style:paragraph-properties style:text-autospace="none"/>
      <style:text-properties fo:color="#000000" style:font-name="ArialMT" fo:font-size="11pt" style:font-name-asian="ArialMT" style:font-size-asian="11pt" style:font-name-complex="ArialMT" style:font-size-complex="11pt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00" style:font-name="ArialMT" fo:font-size="11pt" style:font-name-asian="ArialMT" style:font-size-asian="11pt" style:font-name-complex="ArialMT" style:font-size-complex="11pt"/>
    </style:style>
    <style:style style:name="P42" style:family="paragraph" style:parent-style-name="Standard">
      <style:paragraph-properties fo:break-before="page" style:text-autospace="none"/>
      <style:text-properties fo:color="#000000" style:font-name="ArialMT" fo:font-size="11pt" style:font-name-asian="ArialMT" style:font-size-asian="11pt" style:font-name-complex="ArialMT" style:font-size-complex="11pt"/>
    </style:style>
    <style:style style:name="T1" style:family="text">
      <style:text-properties style:font-name="CourierNewPSMT" style:font-name-asian="CourierNewPSMT" style:font-name-complex="CourierNewPSMT"/>
    </style:style>
    <style:style style:name="T2" style:family="text">
      <style:text-properties style:font-name="CourierNewPSMT" fo:font-size="11pt" style:font-name-asian="CourierNewPSMT" style:font-size-asian="11pt" style:font-name-complex="CourierNewPSM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ArialMT" fo:font-size="11pt" style:font-name-asian="ArialMT" style:font-size-asian="11pt" style:font-name-complex="ArialM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Y TECHNOLOGY</text:p>
      <text:p text:style-name="P1">UNATTENDED PROGRAMMING TEST</text:p>
      <text:p text:style-name="P2">SHOPPING BASKET</text:p>
      <text:p text:style-name="P2"/>
      <text:p text:style-name="P4">Scenario</text:p>
      <text:p text:style-name="P4"/>
      <text:p text:style-name="P8">A ground-breaking broadcaster has decided to roll out 3D-TV by geographic area in the</text:p>
      <text:p text:style-name="P7">United Kingdom. A software engineering team, developing the online store, is working on</text:p>
      <text:p text:style-name="P8">the story below.</text:p>
      <text:p text:style-name="P24"/>
      <text:p text:style-name="P24"><draw:frame draw:style-name="fr1" draw:name="graphics1" text:anchor-type="paragraph" svg:width="10.913cm" svg:height="6.546cm" draw:z-index="0"><draw:image xlink:href="Pictures/2000000700003E300000254FF4EA35B7.svm" xlink:type="simple" xlink:show="embed" xlink:actuate="onLoad"/></draw:frame></text:p>
      <text:p text:style-name="P14">A “3D add-on” is an enhancement to a customers existing Entertainment Pack. E.g.</text:p>
      <text:p text:style-name="P14">SPORTS_3D_ADD_ON enhances the SPORTS product.</text:p>
      <text:p text:style-name="P14"/>
      <text:p text:style-name="P14">The broadcaster has partnered with a third party that provides a service that checks the</text:p>
      <text:p text:style-name="P14">3D TV availability for a given postcode.</text:p>
      <text:p text:style-name="P5"/>
      <text:p text:style-name="P5">Included in the test pack</text:p>
      <text:p text:style-name="P5"/>
      <text:p text:style-name="P14">The following files are included in the <text:span text:style-name="T1">OnlineStore </text:span>package:</text:p>
      <text:p text:style-name="P17"/>
      <text:list xml:id="list1693322435" text:style-name="L1">
        <text:list-item>
          <text:p text:style-name="P30">Basket.php</text:p>
        </text:list-item>
        <text:list-item>
          <text:p text:style-name="P30">ThreeDeeAddOnService.php</text:p>
        </text:list-item>
      </text:list>
      <text:p text:style-name="P37"/>
      <text:p text:style-name="P18"><text:span text:style-name="T4">And the following file included in the </text:span><text:span text:style-name="T3">ServiceAvailability </text:span><text:span text:style-name="T4">package:</text:span></text:p>
      <text:p text:style-name="P31"/>
      <text:list xml:id="list556784442" text:style-name="L2">
        <text:list-item>
          <text:p text:style-name="P33">AvailabilityChecker.php</text:p>
        </text:list-item>
        <text:list-item>
          <text:p text:style-name="P33">TechnicalFailureException.php</text:p>
        </text:list-item>
      </text:list>
      <text:p text:style-name="P26"/>
      <text:p text:style-name="P5">Instructions<text:line-break/></text:p>
      <text:p text:style-name="P15">Try and spend no more than two hours on this problem.</text:p>
      <text:p text:style-name="P15"/>
      <text:p text:style-name="P16"><text:span text:style-name="T3">You are required to provide an implementation of the </text:span><text:span text:style-name="T2">ThreeDeeAddOnService </text:span><text:span text:style-name="T3">interface,</text:span></text:p>
      <text:p text:style-name="P15">a simple service containing a single method.</text:p>
      <text:p text:style-name="P16"><text:span text:style-name="T3">Any of the supplied files in the </text:span><text:span text:style-name="T2">OnlineStore </text:span><text:span text:style-name="T3">package may be changed as</text:span></text:p>
      <text:p text:style-name="P16"><text:span text:style-name="T3">you see fit, including the </text:span><text:span text:style-name="T2">ThreeDeeAddOnService </text:span><text:span text:style-name="T3">interface itself.</text:span></text:p>
      <text:p text:style-name="P15">You may choose any means of accepting input and producing output, including the use of</text:p>
      <text:p text:style-name="P40">a test harness such as PHPUnit or SimpleTest.</text:p>
      <text:p text:style-name="P42"/>
      <text:p text:style-name="P5">Requirements</text:p>
      <text:p text:style-name="P5"/>
      <text:p text:style-name="P8">The product codes for the entertainment packs are:</text:p>
      <text:p text:style-name="P29"/>
      <text:list xml:id="list629776156" text:style-name="L3">
        <text:list-item>
          <text:p text:style-name="P36">SPORTS</text:p>
        </text:list-item>
        <text:list-item>
          <text:p text:style-name="P32">KIDS</text:p>
        </text:list-item>
        <text:list-item>
          <text:p text:style-name="P32">VARIETY</text:p>
        </text:list-item>
        <text:list-item>
          <text:p text:style-name="P32">NEWS</text:p>
        </text:list-item>
        <text:list-item>
          <text:p text:style-name="P32">MOVIES_1</text:p>
        </text:list-item>
        <text:list-item>
          <text:p text:style-name="P32">MOVIES_2</text:p>
        </text:list-item>
      </text:list>
      <text:p text:style-name="P34"/>
      <text:p text:style-name="P6">The product codes for the add-on’s are:</text:p>
      <text:p text:style-name="P6"/>
      <text:list xml:id="list1188350917" text:style-name="L4">
        <text:list-item>
          <text:p text:style-name="P35">SPORTS_3D_ADD_ON</text:p>
        </text:list-item>
        <text:list-item>
          <text:p text:style-name="P35">NEWS_3D_ADD_ON</text:p>
        </text:list-item>
        <text:list-item>
          <text:p text:style-name="P35">MOVIES_3D_ADD_ON</text:p>
        </text:list-item>
      </text:list>
      <text:p text:style-name="P34"/>
      <text:p text:style-name="P6">The third party service returns the following values: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Value</text:p>
          </table:table-cell>
          <table:table-cell table:style-name="Table1.A1" office:value-type="string">
            <text:p text:style-name="P22">Description</text:p>
          </table:table-cell>
        </table:table-row>
        <table:table-row>
          <table:table-cell table:style-name="Table1.A2" office:value-type="string">
            <text:p text:style-name="P19">SERVICE_AVAILABLE</text:p>
          </table:table-cell>
          <table:table-cell table:style-name="Table1.A2" office:value-type="string">
            <text:p text:style-name="P19">3DTV service is available for the given post code</text:p>
          </table:table-cell>
        </table:table-row>
        <table:table-row>
          <table:table-cell table:style-name="Table1.A2" office:value-type="string">
            <text:p text:style-name="P19">SERVICE_UNAVAILABLE</text:p>
          </table:table-cell>
          <table:table-cell table:style-name="Table1.A2" office:value-type="string">
            <text:p text:style-name="P19">3DTV service is unavailable for the given post code</text:p>
          </table:table-cell>
        </table:table-row>
        <table:table-row>
          <table:table-cell table:style-name="Table1.A2" office:value-type="string">
            <text:p text:style-name="P19">SERVICE_PLANNED</text:p>
          </table:table-cell>
          <table:table-cell table:style-name="Table1.A2" office:value-type="string">
            <text:p text:style-name="P9">3DTV service is not available right now, but it should be</text:p>
            <text:p text:style-name="P10">available within the next 3 months</text:p>
          </table:table-cell>
        </table:table-row>
        <table:table-row>
          <table:table-cell table:style-name="Table1.A2" office:value-type="string">
            <text:p text:style-name="P19">POSTCODE_INVALID</text:p>
          </table:table-cell>
          <table:table-cell table:style-name="Table1.A2" office:value-type="string">
            <text:p text:style-name="P19">The supplied postcode is invalid</text:p>
          </table:table-cell>
        </table:table-row>
      </table:table>
      <text:p text:style-name="P6"/>
      <text:p text:style-name="P6">If the service is unavailable then a <text:span text:style-name="T1">TechnicalFailureException </text:span>is thrown.</text:p>
      <text:p text:style-name="P6"/>
      <text:p text:style-name="P3">Acceptance Criteria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Postcode</text:p>
          </table:table-cell>
          <table:table-cell table:style-name="Table2.A1" office:value-type="string">
            <text:p text:style-name="P23">Basket</text:p>
          </table:table-cell>
          <table:table-cell table:style-name="Table2.A1" office:value-type="string">
            <text:p text:style-name="P23">Expected Output</text:p>
          </table:table-cell>
        </table:table-row>
        <table:table-row>
          <table:table-cell table:style-name="Table2.A2" office:value-type="string">
            <text:p text:style-name="P11">Currently in a 3D area</text:p>
          </table:table-cell>
          <table:table-cell table:style-name="Table2.A2" office:value-type="string">
            <text:p text:style-name="P20">3D compatible products in the basket</text:p>
          </table:table-cell>
          <table:table-cell table:style-name="Table2.A2" office:value-type="string">
            <text:p text:style-name="P21">Return relevant 3D add-ons</text:p>
          </table:table-cell>
        </table:table-row>
        <table:table-row>
          <table:table-cell table:style-name="Table2.A2" office:value-type="string">
            <text:p text:style-name="P21">N/A</text:p>
          </table:table-cell>
          <table:table-cell table:style-name="Table2.A2" office:value-type="string">
            <text:p text:style-name="P13">No products with 3D addons</text:p>
          </table:table-cell>
          <table:table-cell table:style-name="Table2.A2" office:value-type="string">
            <text:p text:style-name="P21">Return no 3D add-ons</text:p>
          </table:table-cell>
        </table:table-row>
        <table:table-row>
          <table:table-cell table:style-name="Table2.A2" office:value-type="string">
            <text:p text:style-name="P11">Currently, not in a 3D area, or technical failure occurs</text:p>
          </table:table-cell>
          <table:table-cell table:style-name="Table2.A2" office:value-type="string">
            <text:p text:style-name="P13">3D compatible products in the basket</text:p>
          </table:table-cell>
          <table:table-cell table:style-name="Table2.A2" office:value-type="string">
            <text:p text:style-name="P21">Return no 3D add-ons</text:p>
          </table:table-cell>
        </table:table-row>
        <table:table-row>
          <table:table-cell table:style-name="Table2.A2" office:value-type="string">
            <text:p text:style-name="P13">Invalid postcode</text:p>
          </table:table-cell>
          <table:table-cell table:style-name="Table2.A2" office:value-type="string">
            <text:p text:style-name="P11">3D compatible products in the basket</text:p>
          </table:table-cell>
          <table:table-cell table:style-name="Table2.A2" office:value-type="string">
            <text:p text:style-name="P11">Return no 3D add-ons and notify the client that the</text:p>
            <text:p text:style-name="P12">postcode was invalid.</text:p>
          </table:table-cell>
        </table:table-row>
      </table:table>
      <text:p text:style-name="P3"/>
      <text:p text:style-name="P3"/>
      <text:p text:style-name="P28">What we look at</text:p>
      <text:p text:style-name="P6"/>
      <text:p text:style-name="P6">We are especially interested in how you structure your code so that it's fully testable, easily extendable, complies with best OO practices, and is easy to modify / understand by oth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CourierNewPSMT" svg:font-family="CourierNewPSMT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23cm" fo:margin-bottom="2cm" fo:margin-left="1.561cm" fo:margin-right="1.28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o Aluigi</meta:initial-creator>
    <meta:creation-date>2011-05-17T19:56:01.17</meta:creation-date>
    <dc:date>2011-05-20T14:22:01</dc:date>
    <meta:editing-duration>PT00H45M49S</meta:editing-duration>
    <meta:editing-cycles>6</meta:editing-cycles>
    <meta:generator>OpenOffice.org/3.2$Unix OpenOffice.org_project/320m18$Build-9502</meta:generator>
    <meta:document-statistic meta:table-count="2" meta:image-count="1" meta:object-count="0" meta:page-count="2" meta:paragraph-count="70" meta:word-count="389" meta:character-count="2450"/>
  </office:meta>
</office:document-meta>
</file>